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to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fill="solid" draw:textarea-vertical-align="middle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1.02cm" fo:min-width="0.77cm"/>
    </style:style>
    <style:style style:name="gr7" style:family="graphic" style:parent-style-name="standard">
      <style:graphic-properties draw:fill-color="#b4c7dc" draw:opacity="50%" draw:opacity-name="" draw:textarea-horizontal-align="justify" draw:textarea-vertical-align="middle" draw:auto-grow-height="false" fo:min-height="1.02cm" fo:min-width="0.77cm"/>
    </style:style>
    <style:style style:name="gr8" style:family="graphic" style:parent-style-name="standard">
      <style:graphic-properties draw:marker-start="Arrow" draw:marker-start-width="0.3cm" draw:marker-end="Arrow" draw:marker-end-width="0.3cm" draw:opacity="50%" draw:opacity-name="" draw:textarea-vertical-align="top"/>
    </style:style>
    <style:style style:name="gr9" style:family="graphic" style:parent-style-name="standard">
      <style:graphic-properties draw:textarea-horizontal-align="justify" draw:textarea-vertical-align="middle" draw:auto-grow-height="false" fo:min-height="0.565cm" fo:min-width="0.406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2" style:family="graphic" style:parent-style-name="standard">
      <style:graphic-properties svg:stroke-color="#000000" draw:fill-color="#ff6d6d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svg:stroke-color="#ff0000" draw:marker-start="Square" draw:marker-start-width="0.3cm" draw:marker-end="Arrow" draw:marker-end-width="0.3cm" draw:textarea-vertical-align="middle"/>
    </style:style>
    <style:style style:name="gr14" style:family="graphic" style:parent-style-name="standard">
      <style:graphic-properties svg:stroke-color="#ff0000" draw:marker-start="Circle" draw:marker-start-width="0.3cm" draw:marker-end="Arrow" draw:marker-end-width="0.3cm" draw:fill-color="#ff4000" draw:textarea-vertical-align="middle"/>
    </style:style>
    <style:style style:name="gr15" style:family="graphic" style:parent-style-name="objectwithoutfill">
      <style:graphic-properties svg:stroke-color="#ff0000" draw:marker-end="Arrow" draw:marker-end-width="0.3cm" draw:fill="solid" draw:fill-color="#ff4000" draw:textarea-vertical-align="middle"/>
    </style:style>
    <style:style style:name="gr16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bottom"/>
    </style:style>
    <style:style style:name="gr18" style:family="graphic" style:parent-style-name="objectwithoutfill">
      <style:graphic-properties svg:stroke-color="#ff3838"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-color="#d4ea6b" draw:textarea-horizontal-align="justify" draw:textarea-vertical-align="middle" draw:auto-grow-height="false" fo:min-height="1.02cm" fo:min-width="0.77cm"/>
    </style:style>
    <style:style style:name="gr20" style:family="graphic" style:parent-style-name="objectwithoutfill">
      <style:graphic-properties svg:stroke-color="#d4ea6b" draw:marker-end="Arrow" draw:marker-end-width="0.3cm" draw:fill="solid" draw:textarea-vertical-align="middle"/>
    </style:style>
    <style:style style:name="gr21" style:family="graphic" style:parent-style-name="standard">
      <style:graphic-properties svg:stroke-color="#d4ea6b" draw:marker-start="Arrow" draw:marker-start-width="0.3cm" draw:marker-end="Arrow" draw:marker-end-width="0.3cm" draw:textarea-vertical-align="bottom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3" style:family="graphic" style:parent-style-name="standard">
      <style:graphic-properties draw:textarea-horizontal-align="justify" draw:textarea-vertical-align="middle" draw:auto-grow-height="false" fo:min-height="1.909cm" fo:min-width="8.517cm"/>
    </style:style>
    <style:style style:name="gr24" style:family="graphic" style:parent-style-name="standard">
      <style:graphic-properties draw:textarea-horizontal-align="justify" draw:textarea-vertical-align="middle" draw:auto-grow-height="false" fo:min-height="2.29cm" fo:min-width="10.93cm"/>
    </style:style>
    <style:style style:name="gr25" style:family="graphic" style:parent-style-name="standard">
      <style:graphic-properties draw:textarea-horizontal-align="justify" draw:textarea-vertical-align="middle" draw:auto-grow-height="false" fo:min-height="2.29cm" fo:min-width="8.39cm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9.66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-color="#eeeee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-color="#dee6e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b4c7dc" draw:opacity="50%"/>
      <style:paragraph-properties fo:text-align="center"/>
    </style:style>
    <style:style style:name="P11" style:family="paragraph">
      <loext:graphic-properties draw:fill-color="#b4c7dc" draw:opacity="50%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opacity="50%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-color="#ff6d6d"/>
      <style:paragraph-properties fo:text-align="center"/>
    </style:style>
    <style:style style:name="P17" style:family="paragraph">
      <loext:graphic-properties draw:fill-color="#ff6d6d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-color="#ff4000"/>
      <style:paragraph-properties fo:text-align="center"/>
    </style:style>
    <style:style style:name="P19" style:family="paragraph">
      <style:paragraph-properties fo:text-align="center"/>
      <style:text-properties fo:color="#c9211e" fo:font-weight="bold" style:font-weight-asian="bold" style:font-weight-complex="bold"/>
    </style:style>
    <style:style style:name="P20" style:family="paragraph">
      <loext:graphic-properties draw:fill="solid" draw:fill-color="#ff4000"/>
      <style:paragraph-properties fo:text-align="center"/>
      <style:text-properties fo:color="#c9211e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d4ea6b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color="#c9211e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3.186cm" svg:y="10.216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4.456cm" svg:y="10.216cm">
          <text:p text:style-name="P2">….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7cm" svg:height="1.27cm" svg:x="11.916cm" svg:y="10.216cm">
          <text:p text:style-name="P2"><text:span text:style-name="T1">x(n)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7cm" svg:height="1.27cm" svg:x="15.726cm" svg:y="10.216cm">
          <text:p text:style-name="P3"><text:span text:style-name="T1">x(n- Di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27cm" svg:height="1.27cm" svg:x="18.266cm" svg:y="10.216cm">
          <text:p text:style-name="P2"><text:span text:style-name="T1">x(n- 1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6.996cm" svg:y="10.216cm">
          <text:p/>
          <draw:enhanced-geometry svg:viewBox="0 0 21600 21600" draw:type="rectangle" draw:enhanced-path="M 0 0 L 21600 0 21600 21600 0 21600 0 0 Z N"/>
        </draw:custom-shape>
        <draw:line draw:style-name="gr2" draw:text-style-name="P3" xml:id="id8" draw:id="id8" draw:layer="layout" svg:x1="12.551cm" svg:y1="7.549cm" svg:x2="12.551cm" svg:y2="10.089cm">
          <text:p text:style-name="P3"><text:span text:style-name="T1">x[n]</text:span><text:span text:style-name="T1"><text:line-break/></text:span><text:span text:style-name="T1">Pointer</text:span><text:span text:style-name="T1"><text:line-break/></text:span><text:span text:style-name="T1">(w)</text:span></text:p>
        </draw:line>
        <draw:line draw:style-name="gr2" draw:text-style-name="P2" draw:layer="layout" svg:x1="13.821cm" svg:y1="7.549cm" svg:x2="13.821cm" svg:y2="10.089cm">
          <text:p text:style-name="P2"><text:span text:style-name="T1">x[n-D] </text:span><text:span text:style-name="T1"><text:line-break/></text:span><text:span text:style-name="T1">Pointer</text:span></text:p>
        </draw:line>
        <draw:line draw:style-name="gr2" draw:text-style-name="P2" draw:layer="layout" svg:x1="18.901cm" svg:y1="7.549cm" svg:x2="18.901cm" svg:y2="10.089cm">
          <text:p text:style-name="P2"><text:span text:style-name="T1">x[n-1] </text:span><text:span text:style-name="T1"><text:line-break/></text:span><text:span text:style-name="T1">Pointer</text:span></text:p>
        </draw:line>
        <draw:line draw:style-name="gr3" draw:text-style-name="P5" draw:layer="layout" svg:x1="11.916cm" svg:y1="12.629cm" svg:x2="19.536cm" svg:y2="12.629cm">
          <text:p text:style-name="P5"><text:span text:style-name="T2"/></text:p>
          <text:p text:style-name="P5"><text:span text:style-name="T2">M Size Buffer</text:span><text:span text:style-name="T2"><text:line-break/></text:span><text:span text:style-name="T2">M-1 Delay Units</text:span><text:span text:style-name="T2"><text:line-break/></text:span><text:span text:style-name="T2">Delay Range [ 0 (no Delay), x(n-1),...x(n – (M-1)]</text:span><text:span text:style-name="T2"><text:line-break/></text:span><text:span text:style-name="T2">D = M-1 = Max Delay Unit Available</text:span><text:span text:style-name="T2"><text:line-break/></text:span><text:span text:style-name="T2">Di = Desired Delay from Delay Range</text:span></text:p>
        </draw:line>
        <draw:line draw:style-name="gr2" draw:text-style-name="P2" draw:layer="layout" svg:x1="16.794cm" svg:y1="7.676cm" svg:x2="16.794cm" svg:y2="10.216cm">
          <text:p text:style-name="P2"><text:span text:style-name="T1">x[n- (D+Di) ] </text:span><text:span text:style-name="T1"><text:line-break/></text:span><text:span text:style-name="T1">Pointer</text:span></text:p>
        </draw:line>
        <draw:frame draw:style-name="gr4" draw:text-style-name="P6" draw:layer="layout" svg:width="0.502cm" svg:height="0.962cm" svg:x="16.24cm" svg:y="7.168cm">
          <draw:text-box>
            <text:p/>
          </draw:text-box>
        </draw:frame>
        <draw:connector draw:style-name="gr5" draw:text-style-name="P7" draw:layer="layout" draw:type="curve" draw:line-skew="0cm 2.533cm" svg:x1="19.536cm" svg:y1="10.851cm" svg:x2="11.916cm" svg:y2="10.851cm" draw:start-shape="id1" draw:start-glue-point="1" draw:end-shape="id2" draw:end-glue-point="3" svg:d="M19536 10851c751 0 501 1397-3810 1397s-4561-1397-3810-1397" svg:viewBox="0 0 8279 1398">
          <text:p text:style-name="P2"><text:span text:style-name="T1">%M</text:span></text:p>
        </draw:connector>
        <draw:custom-shape draw:style-name="gr6" draw:text-style-name="P8" draw:layer="layout" svg:width="1.27cm" svg:height="1.27cm" svg:x="4.775cm" svg:y="21.261cm">
          <text:p text:style-name="P2"><text:span text:style-name="T1">h[1]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6.045cm" svg:y="21.2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7cm" svg:height="1.27cm" svg:x="3.505cm" svg:y="21.261cm">
          <text:p text:style-name="P2"><text:span text:style-name="T1">h[0]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1.27cm" svg:height="1.27cm" svg:x="7.315cm" svg:y="21.261cm">
          <text:p text:style-name="P3"><text:span text:style-name="T1">h[F-1]</text:span></text:p>
          <draw:enhanced-geometry svg:viewBox="0 0 21600 21600" draw:type="rectangle" draw:enhanced-path="M 0 0 L 21600 0 21600 21600 0 21600 0 0 Z N"/>
        </draw:custom-shape>
        <draw:line draw:style-name="gr3" draw:text-style-name="P5" xml:id="id9" draw:id="id9" draw:layer="layout" svg:x1="3.505cm" svg:y1="23.801cm" svg:x2="8.585cm" svg:y2="23.801cm">
          <text:p text:style-name="P5"><text:span text:style-name="T2"><text:line-break/></text:span><text:span text:style-name="T2">Number of Filters Coefficients = Fi</text:span><text:span text:style-name="T2"><text:line-break/></text:span><text:span text:style-name="T2">Filter Order = Fi-1</text:span><text:span text:style-name="T2"><text:line-break/></text:span><text:span text:style-name="T2">Filter-i Coefficients Array Fi</text:span><text:span text:style-name="T2"><text:line-break/></text:span><text:span text:style-name="T3">Hi[Fi][j] : Fi = Number of Coefficients , j=3 dimensions - 2-D Array</text:span></text:p>
        </draw:line>
        <draw:custom-shape draw:style-name="gr7" draw:text-style-name="P10" draw:layer="layout" svg:width="1.27cm" svg:height="1.27cm" svg:x="4.775cm" svg:y="14.962cm">
          <text:p text:style-name="P2"><text:span text:style-name="T1">w[1]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1.27cm" svg:x="6.045cm" svg:y="14.9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1.27cm" svg:x="3.505cm" svg:y="14.962cm">
          <text:p text:style-name="P2"><text:span text:style-name="T1">w[0]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5" draw:id="id5" draw:layer="layout" svg:width="1.27cm" svg:height="1.27cm" svg:x="7.315cm" svg:y="14.962cm">
          <text:p text:style-name="P3"><text:span text:style-name="T1">w[F-1]</text:span>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3.505cm" svg:y1="16.867cm" svg:x2="8.585cm" svg:y2="16.867cm">
          <text:p text:style-name="P5"><text:span text:style-name="T2"><text:line-break/></text:span><text:span text:style-name="T2">Number of Window Coefficients = Wi</text:span><text:span text:style-name="T2"><text:line-break/></text:span><text:span text:style-name="T2">Window Order = Wi-1</text:span><text:span text:style-name="T2"><text:line-break/></text:span><text:span text:style-name="T2">Window-i Coefficients Array Wi</text:span><text:span text:style-name="T2"><text:line-break/></text:span><text:span text:style-name="T3">Wi[Fi][j] : Fi = Number of Coefficients , j=3 dimensions – 2-D Array</text:span></text:p>
        </draw:line>
        <draw:custom-shape draw:style-name="gr9" draw:text-style-name="P14" xml:id="id4" draw:id="id4" draw:layer="layout" svg:width="1.27cm" svg:height="1.143cm" svg:x="10.525cm" svg:y="20.018cm">
          <text:p text:style-name="P13"><text:span text:style-name="T3">Hadamard Product</text:span><text:span text:style-name="T3"><text:line-break/></text:span><text:span text:style-name="T3">Element-wise Multiplication</text:span>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0" draw:text-style-name="P15" draw:layer="layout" draw:type="curve" svg:x1="8.585cm" svg:y1="21.896cm" svg:x2="11.16cm" svg:y2="21.161cm" draw:start-shape="id3" draw:start-glue-point="1" draw:end-shape="id4" draw:end-glue-point="8" svg:d="M8585 21896c1717 0 2575-245 2575-735" svg:viewBox="0 0 2576 736">
          <text:p/>
        </draw:connector>
        <draw:connector draw:style-name="gr10" draw:text-style-name="P15" draw:layer="layout" draw:type="curve" svg:x1="8.585cm" svg:y1="15.597cm" svg:x2="10.711cm" svg:y2="20.185cm" draw:start-shape="id5" draw:start-glue-point="1" draw:end-shape="id4" draw:end-glue-point="5" svg:d="M8585 15597c1418 0 2126 1529 2126 4588" svg:viewBox="0 0 2127 4589">
          <text:p/>
        </draw:connector>
        <draw:connector draw:style-name="gr10" draw:text-style-name="P15" draw:layer="layout" draw:type="curve" svg:x1="11.795cm" svg:y1="20.59cm" svg:x2="7.95cm" svg:y2="22.531cm" draw:start-shape="id4" draw:start-glue-point="10" draw:end-shape="id3" draw:end-glue-point="2" svg:d="M11795 20590c2520 0 2100 1221 509 1894s-4354 798-4354 47" svg:viewBox="0 0 5642 2454">
          <text:p/>
        </draw:connector>
        <draw:custom-shape draw:style-name="gr11" draw:text-style-name="P14" xml:id="id10" draw:id="id10" draw:layer="layout" svg:width="1.27cm" svg:height="1.27cm" svg:x="14.105cm" svg:y="19.591cm">
          <text:p text:style-name="P13"><text:span text:style-name="T3">Dot Produ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draw:layer="layout" svg:width="1.27cm" svg:height="1.27cm" svg:x="14.105cm" svg:y="14.511cm">
          <text:p text:style-name="P2"/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15.375cm" svg:y="14.511cm">
          <text:p text:style-name="P2">….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27cm" svg:height="1.27cm" svg:x="12.835cm" svg:y="14.511cm">
          <text:p text:style-name="P2"><text:span text:style-name="T1">x(n)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1.27cm" svg:height="1.27cm" svg:x="16.645cm" svg:y="14.511cm">
          <text:p text:style-name="P3"><text:span text:style-name="T1">x(n- Di)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5.905cm" svg:y1="7.041cm" svg:x2="15.905cm" svg:y2="10.216cm">
          <text:p text:style-name="P3"><text:span text:style-name="T1">K Counter</text:span></text:p>
        </draw:line>
        <draw:line draw:style-name="gr14" draw:text-style-name="P18" xml:id="id6" draw:id="id6" draw:layer="layout" svg:x1="15.778cm" svg:y1="7.168cm" svg:x2="19.08cm" svg:y2="7.168cm">
          <text:p/>
        </draw:line>
        <draw:connector draw:style-name="gr15" draw:text-style-name="P20" xml:id="id7" draw:id="id7" draw:layer="layout" draw:type="curve" svg:x1="19.08cm" svg:y1="7.168cm" svg:x2="15.953cm" svg:y2="6.272cm" draw:start-shape="id6" draw:start-glue-point="1" svg:d="M19080 7168c0-1159-3127-712-3127-896" svg:viewBox="0 0 3128 897">
          <text:p text:style-name="P19"><text:span text:style-name="T4">Covers x[n], x[n-1],...x[n – Fi] Where Fi = D-Di</text:span></text:p>
        </draw:connector>
        <draw:connector draw:style-name="gr16" draw:text-style-name="P15" draw:layer="layout" draw:type="curve" draw:line-skew="-1.284cm" svg:x1="15.953cm" svg:y1="6.272cm" svg:x2="12.551cm" svg:y2="7.549cm" draw:start-shape="id7" draw:start-glue-point="3" draw:end-shape="id8" draw:end-glue-point="0" svg:d="M15953 6272c-5178 0-3477 1277-3402 1277" svg:viewBox="0 0 3729 1278">
          <text:p/>
        </draw:connector>
        <draw:line draw:style-name="gr17" draw:text-style-name="P5" xml:id="id11" draw:id="id11" draw:layer="layout" svg:x1="12.835cm" svg:y1="17.051cm" svg:x2="17.915cm" svg:y2="17.051cm">
          <text:p text:style-name="P5"><text:span text:style-name="T2"/></text:p>
          <text:p text:style-name="P5"><text:span text:style-name="T5">x[n] and Di=(Fi-1) Delayed Samples</text:span><text:span text:style-name="T5"><text:line-break/></text:span><text:span text:style-name="T3">ai [Fi][j] : Fi = number of Elements , j = 3 dimensions – 2-D Array</text:span><text:span text:style-name="T5"> </text:span></text:p>
          <text:p text:style-name="P5"><text:span text:style-name="T3"/></text:p>
        </draw:line>
        <draw:connector draw:style-name="gr10" draw:text-style-name="P15" draw:layer="layout" draw:type="curve" draw:line-skew="0.754cm" svg:x1="8.585cm" svg:y1="23.801cm" svg:x2="14.74cm" svg:y2="20.861cm" draw:start-shape="id9" draw:start-glue-point="1" draw:end-shape="id10" draw:end-glue-point="8" svg:d="M8585 23801c0-1185 6155 285 6155-2940" svg:viewBox="0 0 6156 2941">
          <text:p/>
        </draw:connector>
        <draw:connector draw:style-name="gr18" draw:text-style-name="P15" draw:layer="layout" draw:type="curve" svg:x1="15.375cm" svg:y1="17.051cm" svg:x2="14.74cm" svg:y2="19.591cm" draw:start-shape="id11" draw:start-glue-point="0" draw:end-shape="id10" draw:end-glue-point="4" svg:d="M15375 17051c0 2017-635 748-635 2540" svg:viewBox="0 0 636 2541">
          <text:p/>
        </draw:connector>
        <draw:custom-shape draw:style-name="gr19" draw:text-style-name="P21" xml:id="id12" draw:id="id12" draw:layer="layout" svg:width="1.27cm" svg:height="1.27cm" svg:x="15.375cm" svg:y="22.131cm">
          <text:p text:style-name="P2"><text:span text:style-name="T1">g(n)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draw:type="curve" svg:x1="15.375cm" svg:y1="20.226cm" svg:x2="16.645cm" svg:y2="22.766cm" draw:start-shape="id10" draw:start-glue-point="10" draw:end-shape="id12" svg:d="M15375 20226c2656 0 2021 2540 1270 2540" svg:viewBox="0 0 1925 2541">
          <text:p/>
        </draw:connector>
        <draw:line draw:style-name="gr21" draw:text-style-name="P5" draw:layer="layout" svg:x1="13.089cm" svg:y1="25.211cm" svg:x2="18.169cm" svg:y2="25.211cm">
          <text:p text:style-name="P5"><text:span text:style-name="T2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>Filtered Signal element g[n]</text:span><text:span text:style-name="T5"><text:line-break/></text:span><text:span text:style-name="T5">Slide the Circular buffer sub-array for next iteration of ai[n]</text:span><text:span text:style-name="T5"><text:line-break/></text:span><text:span text:style-name="T5">then multiply with the windowed filter coefficients to get the new ai[n+1] </text:span><text:span text:style-name="T5"><text:line-break/></text:span><text:span text:style-name="T5">g</text:span><text:span text:style-name="T3">i [Fi][j] : Fi = number of Elements , j = 3 dimensions – 2-D Array</text:span><text:span text:style-name="T5"> </text:span></text:p>
          <text:p text:style-name="P5"><text:span text:style-name="T3"/></text:p>
        </draw:line>
      </draw:page>
      <draw:page draw:name="page2" draw:style-name="dp1" draw:master-page-name="Default">
        <draw:custom-shape draw:style-name="gr22" draw:text-style-name="P3" draw:layer="layout" svg:width="2.54cm" svg:height="1.27cm" svg:x="7.223cm" svg:y="10.398cm">
          <text:p text:style-name="P3"><text:span text:style-name="T1">gyroRead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3" draw:id="id13" draw:layer="layout" svg:width="9.017cm" svg:height="2.159cm" svg:x="5.572cm" svg:y="2.27cm">
          <text:p text:style-name="P3"><text:span text:style-name="T1">Initialize circular buffers</text:span><text:span text:style-name="T1"><text:line-break/></text:span><text:span text:style-name="T1">Pointer w will point to current sample</text:span><text:span text:style-name="T1"><text:line-break/></text:span><text:span text:style-name="T1">Pointer r will point to max delay smaple</text:span><text:span text:style-name="T1"><text:line-break/></text:span><text:span text:style-name="T1">w = (r + D) %M</text:span><text:span text:style-name="T1"><text:line-break/></text:span><text:span text:style-name="T1">Pointer I will point to the 0.5 Per Sec Sample buffer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54cm" svg:height="1.27cm" svg:x="7.223cm" svg:y="10.398cm">
          <text:p text:style-name="P3"><text:span text:style-name="T1">gyro[w][j]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54cm" svg:height="1.27cm" svg:x="7.223cm" svg:y="10.398cm">
          <text:p text:style-name="P3"><text:span text:style-name="T1">gyroRead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5" draw:id="id15" draw:layer="layout" svg:width="11.43cm" svg:height="2.54cm" svg:x="2.778cm" svg:y="9.255cm">
          <text:p text:style-name="P3"><text:span text:style-name="T1">Convert Readings from DPS to Rad/Sec</text:span><text:span text:style-name="T1"><text:line-break/></text:span><text:span text:style-name="T1">Add values to cricular buffer gyro[w][j]</text:span><text:span text:style-name="T1"><text:line-break/></text:span><text:span text:style-name="T1">Circular Buffer has size M and can give up to M-1 Delayed Samples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5" draw:text-style-name="P3" xml:id="id16" draw:id="id16" draw:layer="layout" svg:width="8.89cm" svg:height="2.54cm" svg:x="7.223cm" svg:y="12.938cm">
          <text:p text:style-name="P3"><text:span text:style-name="T1">Extract F1 Samples from Circular buffer</text:span><text:span text:style-name="T1"><text:line-break/></text:span><text:span text:style-name="T1">The Samples are taken from ; </text:span><text:span text:style-name="T1"><text:line-break/></text:span><text:span text:style-name="T1">the read pointer (tail) up to the write pointer (head)</text:span><text:span text:style-name="T1"><text:line-break/></text:span><text:span text:style-name="T1">x[n], x[n-1],..x[n – (F-1)]</text:span><text:span text:style-name="T1"><text:line-break/></text:span><text:span text:style-name="T1">Put in array a1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7" draw:id="id17" draw:layer="layout" svg:width="5.08cm" svg:height="1.27cm" svg:x="8.493cm" svg:y="15.986cm">
          <text:p text:style-name="P3"><text:span text:style-name="T1">Multiply a1 dot product with </text:span></text:p>
          <text:p text:style-name="P3"><text:span text:style-name="T1">Windowed Filter F1 array</text:span><text:span text:style-name="T1"><text:line-break/></text:span><text:span text:style-name="T1">To get g1[n]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0.16cm" svg:height="1.905cm" svg:x="6.353cm" svg:y="18.018cm">
          <text:p text:style-name="P3"><text:span text:style-name="T1">V = g1 X r [r is calibrated Based on Measurements]</text:span><text:span text:style-name="T1"><text:line-break/></text:span><text:span text:style-name="T1">||V|| = Sqrt ( sum(Vx^2 + V^2 + Vz^2) )</text:span><text:span text:style-name="T1"><text:line-break/></text:span><text:span text:style-name="T1">|| d || = Integrating ||V|| using Trapezoidal Filter Taking FL Samples</text:span><text:span text:style-name="T1"><text:line-break/></text:span><text:span text:style-name="T1">(Current and FL-1 Delayed Samples)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14" draw:id="id14" draw:layer="layout" svg:width="5.08cm" svg:height="1.27cm" svg:x="6.969cm" svg:y="6.969cm">
          <text:p text:style-name="P3"><text:span text:style-name="T1">gyroRead[w][j]</text:span></text:p>
          <draw:enhanced-geometry svg:viewBox="0 0 21600 21600" draw:type="rectangle" draw:enhanced-path="M 0 0 L 21600 0 21600 21600 0 21600 0 0 Z N"/>
        </draw:custom-shape>
        <draw:connector draw:style-name="gr10" draw:text-style-name="P15" draw:layer="layout" draw:type="curve" svg:x1="10.08cm" svg:y1="4.429cm" svg:x2="9.509cm" svg:y2="6.969cm" draw:start-shape="id13" draw:start-glue-point="2" draw:end-shape="id14" draw:end-glue-point="0" svg:d="M10080 4429c0 1905-571 635-571 2540" svg:viewBox="0 0 572 2541">
          <text:p/>
        </draw:connector>
        <draw:connector draw:style-name="gr10" draw:text-style-name="P15" draw:layer="layout" draw:type="curve" svg:x1="9.509cm" svg:y1="8.239cm" svg:x2="8.493cm" svg:y2="9.255cm" draw:start-shape="id14" draw:start-glue-point="2" draw:end-shape="id15" draw:end-glue-point="0" svg:d="M9509 8239c0 762-1016 254-1016 1016" svg:viewBox="0 0 1017 1017">
          <text:p/>
        </draw:connector>
        <draw:connector draw:style-name="gr10" draw:text-style-name="P15" draw:layer="layout" draw:type="curve" svg:x1="8.493cm" svg:y1="11.795cm" svg:x2="11.668cm" svg:y2="12.938cm" draw:start-shape="id15" draw:start-glue-point="2" draw:end-shape="id16" draw:end-glue-point="0" svg:d="M8493 11795c0 858 3175 287 3175 1143" svg:viewBox="0 0 3176 1144">
          <text:p/>
        </draw:connector>
        <draw:connector draw:style-name="gr10" draw:text-style-name="P15" draw:layer="layout" draw:type="curve" svg:x1="11.668cm" svg:y1="15.478cm" svg:x2="11.033cm" svg:y2="15.986cm" draw:start-shape="id16" draw:start-glue-point="2" draw:end-shape="id17" draw:end-glue-point="0" svg:d="M11668 15478c0 381-635 127-635 508" svg:viewBox="0 0 636 509">
          <text:p/>
        </draw:connector>
        <draw:connector draw:style-name="gr10" draw:text-style-name="P15" draw:layer="layout" draw:type="curve" svg:x1="11.033cm" svg:y1="17.256cm" svg:x2="11.133cm" svg:y2="18.018cm" draw:start-shape="id17" draw:start-glue-point="2" svg:d="M11033 17256c0 948 100 567 100 762" svg:viewBox="0 0 101 76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12-20T19:22:40.017000000</meta:creation-date>
    <dc:date>2023-12-21T17:53:43.090000000</dc:date>
    <meta:editing-duration>PT11H28M40S</meta:editing-duration>
    <meta:editing-cycles>3</meta:editing-cycles>
    <meta:generator>LibreOffice/6.3.1.2$Windows_X86_64 LibreOffice_project/b79626edf0065ac373bd1df5c28bd630b4424273</meta:generator>
    <meta:document-statistic meta:object-count="56"/>
  </office:meta>
</office:document-meta>
</file>